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MIL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562210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74420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NEJO PACHECO, FERNANDO BENIG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5533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49</text:p>
          </table:table-cell>
          <table:table-cell table:style-name="Tableau1.D2" office:value-type="string">
            <text:p text:style-name="P13">318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CTUARA 49 CAJAS +SERV. RECOJ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30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